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5.221cm" svg:x="1.2cm" svg:y="1.4cm" presentation:class="title" presentation:user-transformed="true">
          <draw:text-box>
            <text:p>Difracción de Franhaufer como transformada de Fourier de una función pupil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9:44:01.235548528</meta:creation-date>
    <dc:date>2015-09-21T19:46:34.478158063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